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SFMono-Regular, Consolas, 'Libe" svg:font-family="SFMono-Regular, Consolas, 'Lib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color="#C9211E" fo:font-size="22pt" style:font-size-asian="22pt" style:font-size-complex="22pt"/>
    </style:style>
    <style:style style:name="P2" style:parent-style-name="Standard" style:family="paragraph">
      <style:text-properties fo:color="#C9211E"/>
    </style:style>
    <style:style style:name="P3" style:parent-style-name="Standard" style:family="paragraph">
      <style:text-properties fo:color="#C9211E"/>
    </style:style>
    <style:style style:name="P4" style:parent-style-name="Standard" style:family="paragraph">
      <style:text-properties fo:color="#C9211E"/>
    </style:style>
    <style:style style:name="P5" style:parent-style-name="Standard" style:family="paragraph">
      <style:text-properties fo:color="#C9211E"/>
    </style:style>
    <style:style style:name="T6" style:parent-style-name="DefaultParagraphFont" style:family="text">
      <style:text-properties fo:color="#C9211E"/>
    </style:style>
    <style:style style:name="P7" style:parent-style-name="Standard" style:family="paragraph">
      <style:text-properties fo:color="#C9211E"/>
    </style:style>
    <style:style style:name="T8" style:parent-style-name="DefaultParagraphFont" style:family="text">
      <style:text-properties style:font-name="SFMono-Regular, Consolas, 'Libe" fo:color="#032F62" fo:font-size="9pt" style:font-size-asian="9pt"/>
    </style:style>
    <style:style style:name="T9" style:parent-style-name="DefaultParagraphFont" style:family="text">
      <style:text-properties style:font-name="SFMono-Regular, Consolas, 'Libe" fo:color="#032F62" fo:font-size="9pt" style:font-size-asian="9pt"/>
    </style:style>
    <style:style style:name="T10" style:parent-style-name="DefaultParagraphFont" style:family="text">
      <style:text-properties style:font-name="SFMono-Regular, Consolas, 'Libe" fo:color="#032F62" fo:font-size="9pt" style:font-size-asian="9pt"/>
    </style:style>
    <style:style style:name="T11" style:parent-style-name="DefaultParagraphFont" style:family="text">
      <style:text-properties style:font-name="SFMono-Regular, Consolas, 'Libe" fo:color="#032F62" fo:font-size="9pt" style:font-size-asian="9pt"/>
    </style:style>
    <style:style style:name="T12" style:parent-style-name="DefaultParagraphFont" style:family="text">
      <style:text-properties style:font-name="SFMono-Regular, Consolas, 'Libe" fo:color="#032F62" fo:font-size="9pt" style:font-size-asian="9pt"/>
    </style:style>
    <style:style style:name="T13" style:parent-style-name="DefaultParagraphFont" style:family="text">
      <style:text-properties style:font-name="SFMono-Regular, Consolas, 'Libe" fo:color="#032F62" fo:font-size="9pt" style:font-size-asian="9pt"/>
    </style:style>
    <style:style style:name="T14" style:parent-style-name="DefaultParagraphFont" style:family="text">
      <style:text-properties style:font-name="SFMono-Regular, Consolas, 'Libe" fo:color="#032F62" fo:font-size="9pt" style:font-size-asian="9pt"/>
    </style:style>
    <style:style style:name="P15" style:parent-style-name="Standard" style:family="paragraph">
      <style:text-properties fo:color="#C9211E"/>
    </style:style>
    <style:style style:name="T16" style:parent-style-name="DefaultParagraphFont" style:family="text">
      <style:text-properties style:font-name="SFMono-Regular, Consolas, 'Libe" fo:color="#032F62" fo:font-size="9pt" style:font-size-asian="9pt"/>
    </style:style>
    <style:style style:name="T17" style:parent-style-name="DefaultParagraphFont" style:family="text">
      <style:text-properties style:font-name="SFMono-Regular, Consolas, 'Libe" fo:color="#032F62" fo:font-size="9pt" style:font-size-asian="9pt"/>
    </style:style>
    <style:style style:name="T18" style:parent-style-name="DefaultParagraphFont" style:family="text">
      <style:text-properties style:font-name="SFMono-Regular, Consolas, 'Libe" fo:color="#032F62" fo:font-size="9pt" style:font-size-asian="9pt"/>
    </style:style>
    <style:style style:name="T19" style:parent-style-name="DefaultParagraphFont" style:family="text">
      <style:text-properties style:font-name="SFMono-Regular, Consolas, 'Libe" fo:color="#032F62" fo:font-size="9pt" style:font-size-asian="9pt"/>
    </style:style>
    <style:style style:name="T20" style:parent-style-name="DefaultParagraphFont" style:family="text">
      <style:text-properties style:font-name="SFMono-Regular, Consolas, 'Libe" fo:color="#032F62" fo:font-size="9pt" style:font-size-asian="9pt"/>
    </style:style>
    <style:style style:name="T21" style:parent-style-name="DefaultParagraphFont" style:family="text">
      <style:text-properties style:font-name="SFMono-Regular, Consolas, 'Libe" fo:color="#032F62" fo:font-size="9pt" style:font-size-asian="9pt"/>
    </style:style>
    <style:style style:name="T22" style:parent-style-name="DefaultParagraphFont" style:family="text">
      <style:text-properties style:font-name="SFMono-Regular, Consolas, 'Libe" fo:color="#032F62" fo:font-size="9pt" style:font-size-asian="9pt"/>
    </style:style>
    <style:style style:name="P23" style:parent-style-name="Standard" style:family="paragraph">
      <style:text-properties fo:color="#C9211E"/>
    </style:style>
    <style:style style:name="P24" style:parent-style-name="Standard" style:family="paragraph">
      <style:text-properties fo:color="#C9211E"/>
    </style:style>
    <style:style style:name="P25" style:parent-style-name="Standard" style:family="paragraph">
      <style:text-properties fo:color="#C9211E"/>
    </style:style>
    <style:style style:name="T26" style:parent-style-name="DefaultParagraphFont" style:family="text">
      <style:text-properties fo:color="#C00000"/>
    </style:style>
    <style:style style:name="P27" style:parent-style-name="Standard" style:family="paragraph">
      <style:text-properties fo:color="#C00000"/>
    </style:style>
  </office:automatic-styles>
  <office:body>
    <office:text text:use-soft-page-breaks="true">
      <text:p text:style-name="P1">Twelve<text:s/>shell scripts:</text:p>
      <text:p text:style-name="Standard"/>
      <text:p text:style-name="Standard">https://www.osetc.com/en/how-to-convert-octal-number-to-hexadecimal-number-in-linux.html</text:p>
      <text:p text:style-name="Standard">|for all remaining three</text:p>
      <text:p text:style-name="Standard"/>
      <text:p text:style-name="Standard">http://www.dailyfreecode.com/mysearchresult.aspx?q=write+shell+script+perfect+number+linux&amp;stype=all</text:p>
      <text:p text:style-name="Standard"/>
      <text:p text:style-name="Standard"/>
      <text:p text:style-name="Standard"/>
      <text:p text:style-name="Standard">Backticks ` ` are a different character from single quotes ' ' and are treated quite differently in shell. The command between backticks is executed by<text:s/>the shell, the command between single quotes is protected from the shell.</text:p>
      <text:p text:style-name="Standard"/>
      <text:p text:style-name="Standard"/>
      <text:p text:style-name="Standard">https://www.osetc.com/en/how-to-convert-octal-number-to-hexadecimal-number-in-linux.html</text:p>
      <text:p text:style-name="Standard"/>
      <text:p text:style-name="Standard"/>
      <text:p text:style-name="Standard">SHELL SCRIPTS</text:p>
      <text:p text:style-name="Standard"/>
      <text:p text:style-name="P2">1. Write a Shell script to convert Hexadecimal to <text:s/>Binary.</text:p>
      <text:p text:style-name="Standard"/>
      <text:p text:style-name="Standard">#!/bin/bash</text:p>
      <text:p text:style-name="Standard">#obase.shl - convert to binary from hex</text:p>
      <text:p text:style-name="Standard">while read rec</text:p>
      <text:p text:style-name="Standard">do</text:p>
      <text:p text:style-name="Standard">a=( $rec)</text:p>
      <text:p text:style-name="Standard"><text:s/>(echo ${a[0]}</text:p>
      <text:p text:style-name="Standard"><text:s text:c="2"/>echo "ibase=16; obase=2; ${a[1]}" <text:s/>| bc -l</text:p>
      <text:p text:style-name="Standard"><text:s text:c="2"/>echo "ibase=16; obase=2; ${a[2]}" <text:s/>| bc -l) | tr -s <text:s/>'\n' ' '</text:p>
      <text:p text:style-name="Standard"><text:s text:c="2"/>echo "ibase=16; obase=2; ${a[3]}" <text:s/>| bc -l</text:p>
      <text:p text:style-name="Standard">done &lt;<text:s/>infile</text:p>
      <text:p text:style-name="Standard"/>
      <text:p text:style-name="Standard"/>
      <text:p text:style-name="Standard"/>
      <text:p text:style-name="P3">2. Write a Shell script to convert Octal to Binary.</text:p>
      <text:p text:style-name="Standard"/>
      <text:p text:style-name="Standard">#!/bin/bash</text:p>
      <text:p text:style-name="Standard">read -p "Please enter OCT number: " OCT1</text:p>
      <text:p text:style-name="Standard">echo "The decimal value of $OCT1 is $((8#$OCT1))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">3. Write a Shell script to check for Palindrome.</text:p>
      <text:p text:style-name="Standard"/>
      <text:p text:style-name="Standard"/>
      <text:p text:style-name="Standard">#!/bin/bash</text:p>
      <text:p text:style-name="Standard">echo "Enter the<text:s/>number"</text:p>
      <text:p text:style-name="Standard">read n</text:p>
      <text:p text:style-name="Standard">number=$n</text:p>
      <text:p text:style-name="Standard">reverse=0</text:p>
      <text:p text:style-name="Standard">while [ $n -gt 0 ]</text:p>
      <text:p text:style-name="Standard">do</text:p>
      <text:p text:style-name="Standard">a=`expr $n % 10 `</text:p>
      <text:p text:style-name="Standard">n=`expr $n / 10 `</text:p>
      <text:p text:style-name="Standard">reverse=`expr $reverse \* 10 + $a`</text:p>
      <text:p text:style-name="Standard">done</text:p>
      <text:p text:style-name="Standard">echo $reverse</text:p>
      <text:p text:style-name="Standard">if [ $number -eq $reverse ]</text:p>
      <text:p text:style-name="Standard">then</text:p>
      <text:p text:style-name="Standard"><text:s text:c="4"/>echo "Number is palindrome"</text:p>
      <text:p text:style-name="Standard">else</text:p>
      <text:p text:style-name="Standard"><text:tab/>echo "Number is not<text:s/>palindrome"</text:p>
      <text:p text:style-name="Standard">fi</text:p>
      <text:p text:style-name="Standard"/>
      <text:p text:style-name="Standard"/>
      <text:p text:style-name="P5">4. Write a Shell script to check for Perfect Number.</text:p>
      <text:p text:style-name="Standard"/>
      <text:p text:style-name="Standard">#!/bin/bash</text:p>
      <text:p text:style-name="Standard">echo Enter a number</text:p>
      <text:p text:style-name="Standard">read no</text:p>
      <text:p text:style-name="Standard">i=1</text:p>
      <text:p text:style-name="Standard">ans=0</text:p>
      <text:p text:style-name="Standard">while [ $i -le $(expr $no / 2) ]</text:p>
      <text:p text:style-name="Standard"><text:s text:c="3"/>do</text:p>
      <text:p text:style-name="Standard"><text:s text:c="7"/>if [ `expr $no % $i` -eq 0 ]</text:p>
      <text:p text:style-name="Standard"><text:s text:c="7"/>then</text:p>
      <text:p text:style-name="Standard"><text:s text:c="10"/>ans=`expr $ans + $i`</text:p>
      <text:p text:style-name="Standard"><text:s text:c="7"/>fi</text:p>
      <text:p text:style-name="Standard"><text:s text:c="7"/>((i++))</text:p>
      <text:p text:style-name="Standard">done</text:p>
      <text:p text:style-name="Standard">if [ $no -eq $ans ]</text:p>
      <text:p text:style-name="Standard">then</text:p>
      <text:p text:style-name="Standard">echo $no is perfect</text:p>
      <text:p text:style-name="Standard">else</text:p>
      <text:p text:style-name="Standard">echo $no is NOT perfect</text:p>
      <text:p text:style-name="Standard">f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">5. Write a Shell script to check for ArmStrong number.</text:span></text:p>
      <text:p text:style-name="Standard"/>
      <text:p text:style-name="Standard">#!/bin/bash</text:p>
      <text:p text:style-name="Standard">echo ”enter the number”</text:p>
      <text:p text:style-name="Standard">read n</text:p>
      <text:p text:style-name="Standard">q=$n</text:p>
      <text:p text:style-name="Standard">a=0</text:p>
      <text:p text:style-name="Standard">while [ $q – gt 0 ]</text:p>
      <text:p text:style-name="Standard">do</text:p>
      <text:p text:style-name="Standard">r= `expr $q % 10 `</text:p>
      <text:p text:style-name="Standard"/>
      <text:p text:style-name="Standard">q= `expr $q / 10 `</text:p>
      <text:p text:style-name="Standard">a=`expr $a + $r /* $r /*$r `</text:p>
      <text:p text:style-name="Standard">done</text:p>
      <text:p text:style-name="Standard">if [ $a=$n ]</text:p>
      <text:p text:style-name="Standard">then</text:p>
      <text:p text:style-name="Standard">echo “the number $n is armstrong number”</text:p>
      <text:p text:style-name="Standard">else</text:p>
      <text:p text:style-name="Standard">echo “the number $n is not armstrong number”</text:p>
      <text:p text:style-name="Standard">fi</text:p>
      <text:p text:style-name="Standard"/>
      <text:p text:style-name="Standard"/>
      <text:p text:style-name="P7">6. Write a Shell script to print "DO" using stars (*).</text:p>
      <text:p text:style-name="Standard"/>
      <text:p text:style-name="Standard"><text:span text:style-name="T8">echo " *** <text:s text:c="8"/>****"</text:span></text:p>
      <text:p text:style-name="Standard"><text:span text:style-name="T9">echo "<text:s/></text:span><text:span text:style-name="T10">* <text:s text:c="3"/>* <text:s text:c="6"/>* <text:s text:c="2"/>*"</text:span></text:p>
      <text:p text:style-name="Standard"><text:span text:style-name="T11">echo " * <text:s text:c="3"/>* <text:s text:c="6"/>* <text:s text:c="2"/>*"</text:span></text:p>
      <text:p text:style-name="Standard"><text:span text:style-name="T12">echo " * <text:s text:c="3"/>* <text:s text:c="6"/>* <text:s text:c="2"/>*"</text:span></text:p>
      <text:p text:style-name="Standard"><text:span text:style-name="T13">echo " * <text:s text:c="3"/>* <text:s text:c="6"/>* <text:s text:c="2"/>*"</text:span></text:p>
      <text:p text:style-name="Standard"><text:span text:style-name="T14">echo " *** <text:s text:c="8"/>****"</text:span></text:p>
      <text:p text:style-name="Standard"/>
      <text:p text:style-name="Standard"/>
      <text:p text:style-name="Standard"/>
      <text:p text:style-name="P15">7. Write a Shell script to print "DA" using plus (+).</text:p>
      <text:p text:style-name="Standard"/>
      <text:p text:style-name="Standard"><text:span text:style-name="T16">echo " +++ <text:s text:c="9"/>+"</text:span></text:p>
      <text:p text:style-name="Standard"><text:span text:style-name="T17">echo " + <text:s text:c="3"/>+ <text:s text:c="6"/>+ +"</text:span></text:p>
      <text:p text:style-name="Standard"><text:span text:style-name="T18">echo " + <text:s text:c="3"/>+ <text:s text:c="5"/>+ <text:s text:c="2"/>+</text:span><text:span text:style-name="T19">"</text:span></text:p>
      <text:p text:style-name="Standard"><text:span text:style-name="T20">echo " + <text:s text:c="3"/>+ <text:s text:c="4"/>++++"</text:span></text:p>
      <text:p text:style-name="Standard"><text:span text:style-name="T21">echo " + <text:s text:c="3"/>+ <text:s text:c="4"/>+ <text:s text:c="4"/>+"</text:span></text:p>
      <text:p text:style-name="Standard"><text:span text:style-name="T22">echo " +++ <text:s text:c="6"/>+ <text:s text:c="4"/>+"</text:span></text:p>
      <text:p text:style-name="Standard"/>
      <text:p text:style-name="Standard"/>
      <text:p text:style-name="Standard"/>
      <text:p text:style-name="P23">8. Write a Shell script to convert Hexadecimal to Octal.</text:p>
      <text:p text:style-name="Standard"/>
      <text:p text:style-name="Standard">$ echo "obase=8; ibase=16; 16" | bc</text:p>
      <text:p text:style-name="Standard">or</text:p>
      <text:p text:style-name="Standard"/>
      <text:p text:style-name="Standard">$ printf "%o\n" 0x16</text:p>
      <text:p text:style-name="Standard"/>
      <text:p text:style-name="Standard"/>
      <text:p text:style-name="P24">9. Write a Shell script to convert Octal to<text:s/>Hexadecimal.</text:p>
      <text:p text:style-name="Standard"/>
      <text:p text:style-name="Standard">$ echo "obase=16; ibase=8; 16" | bc</text:p>
      <text:p text:style-name="Standard"/>
      <text:p text:style-name="P25">10. Write a Shell script to convert Decimal to Hexadecimal.</text:p>
      <text:p text:style-name="Standard"/>
      <text:p text:style-name="Standard">echo "obase=16; $d"| bc</text:p>
      <text:p text:style-name="Standard"/>
      <text:p text:style-name="Standard"><text:span text:style-name="T26">11. hex to decimal</text:span></text:p>
      <text:p text:style-name="Standard"/>
      <text:p text:style-name="Standard">#!/bin/bash</text:p>
      <text:p text:style-name="Standard">echo "Type a hex number"</text:p>
      <text:p text:style-name="Standard">read hexNum</text:p>
      <text:p text:style-name="Standard">echo -n "The decimal value of $hexNum="</text:p>
      <text:p text:style-name="Standard">echo "obase=10; ibase=16; $hexNum" | bc</text:p>
      <text:p text:style-name="Standard"/>
      <text:p text:style-name="Standard">or</text:p>
      <text:p text:style-name="Standard"/>
      <text:p text:style-name="Standard">#!/bin/bash</text:p>
      <text:p text:style-name="Standard">echo "Type a hex number"</text:p>
      <text:p text:style-name="Standard">read hexNum</text:p>
      <text:p text:style-name="Standard">echo $(( 16#$hexNum ))</text:p>
      <text:p text:style-name="Standard"/>
      <text:p text:style-name="P27">12. octal to decimal</text:p>
      <text:p text:style-name="Standard"/>
      <text:p text:style-name="Standard"/>
      <text:p text:style-name="Standard">To convert octal to decimal number, type:</text:p>
      <text:p text:style-name="Standard"/>
      <text:p text:style-name="Standard">$ echo "ibase=8;16" | bc</text:p>
      <text:p text:style-name="Standard">Or</text:p>
      <text:p text:style-name="Standard"/>
      <text:p text:style-name="Standard">$ printf "%d\n" o16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SFMono-Regular, Consolas, 'Libe" svg:font-family="SFMono-Regular, Consolas, 'Lib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bhishek sharma</dc:creator>
    <meta:creation-date>2019-10-10T12:52:00Z</meta:creation-date>
    <dc:date>2020-04-14T16:47:00Z</dc:date>
    <meta:template xlink:href="Normal.dotm" xlink:type="simple"/>
    <meta:editing-cycles>3</meta:editing-cycles>
    <meta:editing-duration>PT1320S</meta:editing-duration>
    <meta:document-statistic meta:page-count="4" meta:paragraph-count="6" meta:word-count="466" meta:character-count="3117" meta:row-count="22" meta:non-whitespace-character-count="2657"/>
  </office:meta>
</office:document-meta>
</file>